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2" svg:font-family="Calibri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2931in" fo:margin-left="0in" fo:margin-top="0in" fo:margin-bottom="0in" table:align="left" style:writing-mode="lr-tb"/>
    </style:style>
    <style:style style:name="Table1.A" style:family="table-column">
      <style:table-column-properties style:column-width="1.7132in"/>
    </style:style>
    <style:style style:name="Table1.B" style:family="table-column">
      <style:table-column-properties style:column-width="1.5535in"/>
    </style:style>
    <style:style style:name="Table1.C" style:family="table-column">
      <style:table-column-properties style:column-width="1.4979in"/>
    </style:style>
    <style:style style:name="Table1.D" style:family="table-column">
      <style:table-column-properties style:column-width="1.527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2924in" fo:margin-left="0in" fo:margin-top="0in" fo:margin-bottom="0in" table:align="left" style:writing-mode="lr-tb"/>
    </style:style>
    <style:style style:name="Table2.A" style:family="table-column">
      <style:table-column-properties style:column-width="1.7139in"/>
    </style:style>
    <style:style style:name="Table2.B" style:family="table-column">
      <style:table-column-properties style:column-width="1.6563in"/>
    </style:style>
    <style:style style:name="Table2.C" style:family="table-column">
      <style:table-column-properties style:column-width="1.4722in"/>
    </style:style>
    <style:style style:name="Table2.D" style:family="table-column">
      <style:table-column-properties style:column-width="1.449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2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" style:family="table">
      <style:table-properties style:width="6.2931in" fo:margin-left="0in" fo:margin-top="0in" fo:margin-bottom="0in" table:align="left" style:writing-mode="lr-tb"/>
    </style:style>
    <style:style style:name="Table3.A" style:family="table-column">
      <style:table-column-properties style:column-width="1.7132in"/>
    </style:style>
    <style:style style:name="Table3.B" style:family="table-column">
      <style:table-column-properties style:column-width="1.4507in"/>
    </style:style>
    <style:style style:name="Table3.C" style:family="table-column">
      <style:table-column-properties style:column-width="1.6194in"/>
    </style:style>
    <style:style style:name="Table3.D" style:family="table-column">
      <style:table-column-properties style:column-width="1.509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3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List_20_Paragraph" style:list-style-name="WWNum1"/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</style:style>
    <style:style style:name="P9" style:family="paragraph" style:parent-style-name="Standard" style:master-page-name="Standard">
      <style:paragraph-properties fo:text-align="start" style:justify-single-word="false" style:page-number="auto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Protokoll SoLe</text:span></text:p>
      <text:p text:style-name="P3"/>
      <text:p text:style-name="P2"><text:span text:style-name="T1">Klasse IF10I, Gruppe DS4</text:span></text:p>
      <text:p text:style-name="P2"><text:span text:style-name="T1">Fabian, Dominik, Patrick, Moritz</text:span></text:p>
      <text:p text:style-name="P2"><text:span text:style-name="T1">Teamleiter: <text:s/></text:span></text:p>
      <text:p text:style-name="P3"/>
      <text:p text:style-name="P2"><text:span text:style-name="T1">TODO: </text:span></text:p>
      <text:p text:style-name="P2"><text:span text:style-name="T1">- Schriftführer</text:span></text:p>
      <text:p text:style-name="P2"><text:span text:style-name="T1">- Pfad verlinken anstatt zu viel Text schreiben</text:span></text:p>
      <text:p text:style-name="P2"><text:span text:style-name="T1">- Am Ende immer: Datum, Teamleiter</text:span></text:p>
      <text:p text:style-name="P2"><text:span text:style-name="T1">- Tagesordnungspunkte auflisten, danach ausführlicher darauf eingehen</text:span></text:p>
      <text:p text:style-name="P3"/>
      <text:p text:style-name="P3"/>
      <text:p text:style-name="P2"><text:span text:style-name="T1">23.10.19 - krank: keiner</text:span></text:p>
      <text:p text:style-name="P3"/>
      <text:p text:style-name="P4"><text:span text:style-name="T2">Kriterien einer Mindmap</text:span></text:p>
      <text:list xml:id="list1105094510" text:style-name="WWNum1">
        <text:list-item>
          <text:p text:style-name="P1">Erkennbare Gliederung</text:p>
          <text:list>
            <text:list-item>
              <text:p text:style-name="P1">Hauptthema in der Mitte</text:p>
            </text:list-item>
            <text:list-item>
              <text:p text:style-name="P1">Deutliche Trennung zwischen Hauptthema und Unterthemen</text:p>
              <text:list>
                <text:list-item>
                  <text:p text:style-name="P1">Arbeiten mit Farben</text:p>
                </text:list-item>
                <text:list-item>
                  <text:p text:style-name="P1">thematisch getrennt</text:p>
                </text:list-item>
                <text:list-item>
                  <text:p text:style-name="P1">vom Genauen zum Ungenauen</text:p>
                </text:list-item>
              </text:list>
            </text:list-item>
            <text:list-item>
              <text:p text:style-name="P1">Klare Linienführung zwischen Begriffen</text:p>
            </text:list-item>
          </text:list>
        </text:list-item>
        <text:list-item>
          <text:p text:style-name="P1">Einfache Verständlichkeit</text:p>
        </text:list-item>
        <text:list-item>
          <text:p text:style-name="P1">Querformat für Übersichtlichkeit</text:p>
        </text:list-item>
      </text:list>
      <text:p text:style-name="Standard"/>
      <text:p text:style-name="Standard"/>
      <text:p text:style-name="P4"><text:span text:style-name="T2">Ideenbewertungsmatrix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7">Professionalität (hoch -&gt; niedrig)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4" office:value-type="string">
            <text:p text:style-name="P6">Aussehen/Entertainment</text:p>
            <text:p text:style-name="P6"/>
            <text:p text:style-name="P6">Hoch <text:s text:c="3"/>/\</text:p>
            <text:p text:style-name="P6"><text:s text:c="14"/>|</text:p>
            <text:p text:style-name="P6">Niedrig |</text:p>
          </table:table-cell>
          <table:table-cell table:style-name="Table1.B2" office:value-type="string">
            <text:p text:style-name="P6">Produktvorstellung</text:p>
            <text:p text:style-name="P6"><text:span text:style-name="T3">(Beste Idee)</text:span></text:p>
          </table:table-cell>
          <table:table-cell table:style-name="Table1.B2" office:value-type="string">
            <text:p text:style-name="P6">Kurzfilm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covered-table-cell/>
          <table:table-cell table:style-name="Table1.B2" office:value-type="string">
            <text:p text:style-name="P6">Referent / Geschäftsführung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><text:span text:style-name="T3">(Schlechteste Idee)</text:span></text:p>
          </table:table-cell>
        </table:table-row>
      </table:table>
      <text:p text:style-name="Standard"/>
      <text:list xml:id="list74148553702452" text:continue-numbering="true" text:style-name="WWNum1">
        <text:list-item>
          <text:p text:style-name="P1">Wer bewertet? Nach welchen Kritikpunkten?</text:p>
        </text:list-item>
        <text:list-item>
          <text:p text:style-name="P1"><text:soft-page-break/>Eine Matrix langt nicht zur Bewertung!</text:p>
        </text:list-item>
      </text:list>
      <text:p text:style-name="Standard"/>
      <text:p text:style-name="Standard"><text:bookmark text:name="_GoBack"/></text:p>
      <text:p text:style-name="Standard">DS4 – Ideenbewertungsmatrix zu Präsentationen nach Kundenar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gewerblich</text:p>
          </table:table-cell>
          <table:table-cell table:style-name="Table2.A1" table:number-columns-spanned="3" office:value-type="string">
            <text:p text:style-name="P7">Fachliches Interesse (hoch -&gt; niedrig)</text:p>
          </table:table-cell>
          <table:covered-table-cell/>
          <table:covered-table-cell/>
        </table:table-row>
        <table:table-row table:style-name="Table2.1">
          <table:table-cell table:style-name="Table2.A1" table:number-rows-spanned="3" office:value-type="string">
            <text:p text:style-name="P6">Aussehen/Entertainment</text:p>
            <text:p text:style-name="P6">Hoch <text:s text:c="3"/>/\</text:p>
            <text:p text:style-name="P6">Niedrig |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>Transportroboter</text:p>
          </table:table-cell>
          <table:table-cell table:style-name="Table2.B2" office:value-type="string">
            <text:p text:style-name="P6"/>
          </table:table-cell>
        </table:table-row>
        <table:table-row table:style-name="Table2.1">
          <table:covered-table-cell/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 table:style-name="Table2.1">
          <table:covered-table-cell/>
          <table:table-cell table:style-name="Table2.B2" office:value-type="string">
            <text:p text:style-name="P6">Sicherheitsmaßnahmen,</text:p>
            <text:p text:style-name="P6">Arbeitsplatzlösungen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>Parkautomaten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>privat</text:p>
          </table:table-cell>
          <table:table-cell table:style-name="Table3.A1" table:number-columns-spanned="3" office:value-type="string">
            <text:p text:style-name="P7">Fachliches Interesse (hoch -&gt; niedrig)</text:p>
          </table:table-cell>
          <table:covered-table-cell/>
          <table:covered-table-cell/>
        </table:table-row>
        <table:table-row table:style-name="Table3.1">
          <table:table-cell table:style-name="Table3.A1" table:number-rows-spanned="3" office:value-type="string">
            <text:p text:style-name="P6">Aussehen/Entertainment</text:p>
            <text:p text:style-name="P6">Hoch <text:s text:c="3"/>/\</text:p>
            <text:p text:style-name="P6">Niedrig |</text:p>
          </table:table-cell>
          <table:table-cell table:style-name="Table3.B2" office:value-type="string">
            <text:p text:style-name="P6">Transportroboter</text:p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</table:table-row>
        <table:table-row table:style-name="Table3.1">
          <table:covered-table-cell/>
          <table:table-cell table:style-name="Table3.B2" office:value-type="string">
            <text:p text:style-name="P6">Parkautomaten</text:p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</table:table-row>
        <table:table-row table:style-name="Table3.1">
          <table:covered-table-cell/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>Sicherheitsmaßnahmen</text:p>
          </table:table-cell>
          <table:table-cell table:style-name="Table3.B2" office:value-type="string">
            <text:p text:style-name="P6">Arbeitsplatzlösungen</text:p>
          </table:table-cell>
        </table:table-row>
      </table:table>
      <text:p text:style-name="Standard"/>
      <text:p text:style-name="Standard"/>
      <text:p text:style-name="Standard"/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2" svg:font-family="Calibri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3T09:55:00</meta:creation-date>
    <meta:initial-creator>Schueler Account</meta:initial-creator>
    <dc:language>de-DE</dc:language>
    <dc:date>2020-02-21T07:38:47</dc:date>
    <meta:editing-cycles>40</meta:editing-cycles>
    <meta:editing-duration>PT19M</meta:editing-duration>
    <meta:generator>LibreOffice/6.4.0.3$Linux_X86_64 LibreOffice_project/40$Build-3</meta:generator>
    <meta:document-statistic meta:table-count="3" meta:image-count="0" meta:object-count="0" meta:page-count="2" meta:paragraph-count="52" meta:word-count="150" meta:character-count="1215" meta:non-whitespace-character-count="11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